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3 - Redigera bef blogginlägg</text:h>
      <text:h text:style-name="Heading_20_2" text:outline-level="2">Beskrivning</text:h>
      <text:p text:style-name="Text_20_body">Logga in i administrationspanelen, gå till sidan Posts och välj sedan Edit på det senaste blogginlägget. Ändra både rubrik och inläggstexten. Kontrollera därefter att inlägget uppdateras (både på inläggssidan och i sidebaren på startsidan).</text:p>
      <text:h text:style-name="Heading_20_2" text:outline-level="2">Datum och ommentarer</text:h>
      <text:p text:style-name="Text_20_body">2014-05-04<text:line-break/>Fungerar felfritt!</text:p>
      <text:p text:style-name="Text_20_body">2014-05-11<text:line-break/>Fungerar bra. Testade denna gång ändra ett äldre inlägg och även ändra bilden. Noterade att storleken large inte passar helt bra att använda på sidan. Medium ska användas i fortsättningen. För full-size får det bli JS-överliggande fönster.</text:p>
      <text:p text:style-name="Text_20_body">2014-05-18<text:line-break/>Fungerar bra! Inväntar dock bildvisningsplugin.</text:p>
      <text:h text:style-name="Heading_20_2" text:outline-level="2">Status</text:h>
      <text:p text:style-name="Text_20_body">Godkä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19T12:04:40</dc:date>
    <meta:editing-duration>PT33M11S</meta:editing-duration>
    <meta:editing-cycles>8</meta:editing-cycles>
    <meta:generator>OpenOffice/4.1.0$Unix OpenOffice.org_project/410m18$Build-9764</meta:generator>
    <meta:document-statistic meta:table-count="0" meta:image-count="0" meta:object-count="0" meta:page-count="1" meta:paragraph-count="9" meta:word-count="92" meta:character-count="657"/>
  </office:meta>
</office:document-meta>
</file>